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c4d3f" officeooo:paragraph-rsid="001c4d3f"/>
    </style:style>
    <style:style style:name="P2" style:family="paragraph" style:parent-style-name="Standard">
      <style:text-properties officeooo:rsid="001e3d15" officeooo:paragraph-rsid="001e3d15"/>
    </style:style>
    <style:style style:name="P3" style:family="paragraph" style:parent-style-name="Standard">
      <style:paragraph-properties fo:text-align="center" style:justify-single-word="false"/>
      <style:text-properties fo:font-weight="bold" officeooo:rsid="001c4d3f" officeooo:paragraph-rsid="001c4d3f" style:font-weight-asian="bold" style:font-weight-complex="bold"/>
    </style:style>
    <style:style style:name="T1" style:family="text">
      <style:text-properties officeooo:rsid="001e3d15"/>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ea33" style:font-weight-asian="normal" style:font-weight-complex="normal"/>
    </style:style>
    <style:style style:name="T5" style:family="text">
      <style:text-properties officeooo:rsid="001eea3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irmataBoard</text:p>
      <text:p text:style-name="P1"/>
      <text:p text:style-name="P1">Es un cliente Lazarus en forma de paquete de componentes para gestionar dispositivos compatibles con ConfigurableFirmata.</text:p>
      <text:p text:style-name="P1"/>
      <text:p text:style-name="P1">Una vez instalado el paquete firmataboard.lpk en Lazarus, habrá una serie de nuevos componentes baja la pestaña Firmata, estos nuevos componentes son TBoard, TPin, TTasks, TOneWire, TI2C, TAccelStepper, TAccelStepperGroup, TSerial, TServo y TEncoder.</text:p>
      <text:p text:style-name="P1"/>
      <text:p text:style-name="P1">El componente principales T<text:span text:style-name="T1">B</text:span>oard, encargado de las comunicaciones con el dispositivo, cada componente se gestiona como un módulo puede haber más de una instancia de los módulos si ConfigurableFirmata <text:span text:style-name="T1">lo permite también. También puede haber varias instancias de TBoard cada una con sus módulos.</text:span></text:p>
      <text:p text:style-name="P1"/>
      <text:p text:style-name="P2">Aunque es una versión Beta, en el momento de escribir esto se han probado unos cuantos módulos, sólo se han comprobado aquellos para los que se dispone de dispositivos.</text:p>
      <text:p text:style-name="P2"/>
      <text:p text:style-name="P2">Se han creado una serie de ejemplos sencillos para mostrar su funcionamiento, se ha utilizado una placa Arduino Uno con ConfigurableFirmata v 2.10.1 y puerto serie (se han probado en Ubuntu 18.04 <text:span text:style-name="T5">64 bits </text:span>y windows 10 <text:span text:style-name="T5">64bits</text:span>).</text:p>
      <text:p text:style-name="P2"/>
      <text:p text:style-name="P2">En el proyecto de FirmataAccelStepper he tenido que hacer un pequeño cambio en el código fuente de ConfigurableFirmata hasta que se repare la inconsistencia de la función Stop, ya que además de haber discrepancias de como se debe implementar, su implementación actual es defectuosa. He optado por una función Stop de parada con deceleración.</text:p>
      <text:p text:style-name="P2"/>
      <text:p text:style-name="P2">Hay un error de inconsistencia en Encoder de ConfigurableFirmata ya que <text:span text:style-name="T2">Report Capabilities</text:span><text:span text:style-name="T3">, no devuelve todos los pines compatibles si no sólo los que funcionan con interrupciones, por lo que en este módulo habría que cambiar la comprobación de si un pin puede usarse para Encoder </text:span><text:span text:style-name="T4">(en realidad lo son todos en Arduino) </text:span><text:span text:style-name="T3">o quedarse con los dos pines de los que se informa. </text:span><text:span text:style-name="T4">De momento sólo pueden usarse los dos pines válidos según el informe de capacidades de la placa. Se supone que el informe de capacidades debe informar de las capacidades y ser independiente de saber si la placa es Arduino u otra.</text:span></text:p>
      <text:p text:style-name="P2"><text:span text:style-name="T4"/></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8T16:09:36.783233979</meta:creation-date>
    <dc:date>2019-03-08T16:41:43.048392630</dc:date>
    <meta:editing-duration>PT4M24S</meta:editing-duration>
    <meta:editing-cycles>1</meta:editing-cycles>
    <meta:document-statistic meta:table-count="0" meta:image-count="0" meta:object-count="0" meta:page-count="1" meta:paragraph-count="8" meta:word-count="320" meta:character-count="2011" meta:non-whitespace-character-count="1699"/>
    <meta:generator>LibreOffice/6.0.7.3$Linux_X86_64 LibreOffice_project/00m0$Build-3</meta:generator>
  </office:meta>
</office:document-meta>
</file>